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i</mtext>
      <mo stretchy="false">ℏ</mo>
      <mfrac>
        <mrow>
          <mo stretchy="false">∂</mo>
        </mrow>
        <mrow>
          <mo stretchy="false">∂</mo>
          <mi>t</mi>
        </mrow>
      </mfrac>
      <mrow>
        <mfenced open="(" close=")">
          <mrow>
            <mtable>
              <mtr>
                <mtd>
                  <mrow>
                    <msub>
                      <mo stretchy="false">ψ</mo>
                      <mrow>
                        <mrow>
                          <mo stretchy="false">+</mo>
                          <mi/>
                        </mrow>
                      </mrow>
                    </msub>
                    <mrow>
                      <mo stretchy="false">(</mo>
                      <mrow>
                        <mstyle mathvariant="bold">
                          <mrow>
                            <mi>r</mi>
                          </mrow>
                        </mstyle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o stretchy="false">ψ</mo>
                      <mrow>
                        <mrow>
                          <mo stretchy="false">−</mo>
                          <mi/>
                        </mrow>
                      </mrow>
                    </msub>
                    <mrow>
                      <mo stretchy="false">(</mo>
                      <mrow>
                        <mstyle mathvariant="bold">
                          <mrow>
                            <mi>r</mi>
                          </mrow>
                        </mstyle>
                        <mi>,</mi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  <mo stretchy="false">=</mo>
        <mfenced open="[" close="]">
          <mrow>
            <mfenced open="(" close=")">
              <mrow>
                <mrow>
                  <mrow>
                    <mo stretchy="false">−</mo>
                    <mrow>
                      <mfrac>
                        <mrow>
                          <msup>
                            <mo stretchy="false">ℏ</mo>
                            <mn>2</mn>
                          </msup>
                          <mo stretchy="false">Δ</mo>
                        </mrow>
                        <mrow>
                          <mn>2</mn>
                          <msub>
                            <mi>m</mi>
                            <mtext>e</mtext>
                          </msub>
                        </mrow>
                      </mfrac>
                    </mrow>
                  </mrow>
                  <mo stretchy="false">+</mo>
                  <mi>V</mi>
                </mrow>
                <mrow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  <mo stretchy="false">+</mo>
                  <mfrac>
                    <mrow>
                      <msub>
                        <mo stretchy="false">μ</mo>
                        <mtext>B</mtext>
                      </msub>
                    </mrow>
                    <mrow>
                      <mo stretchy="false">ℏ</mo>
                    </mrow>
                  </mfrac>
                </mrow>
                <mrow>
                  <mrow>
                    <mstyle mathvariant="bold">
                      <mrow>
                        <mi>L</mi>
                      </mrow>
                    </mstyle>
                    <mo stretchy="false">⋅</mo>
                    <mstyle mathvariant="bold">
                      <mrow>
                        <mi>B</mi>
                      </mrow>
                    </mstyle>
                  </mrow>
                  <mo stretchy="false">+</mo>
                  <msub>
                    <mi>H</mi>
                    <mtext>dia</mtext>
                  </msub>
                </mrow>
              </mrow>
            </mfenced>
            <mrow>
              <msub>
                <mrow>
                  <mstyle mathvariant="bold">
                    <mrow>
                      <mn>1</mn>
                    </mrow>
                  </mstyle>
                </mrow>
                <mn>2</mn>
              </msub>
              <mo stretchy="false">+</mo>
              <mn>2</mn>
            </mrow>
            <mfrac>
              <mrow>
                <msub>
                  <mo stretchy="false">μ</mo>
                  <mtext>B</mtext>
                </msub>
              </mrow>
              <mrow>
                <mo stretchy="false">ℏ</mo>
              </mrow>
            </mfrac>
            <mrow>
              <mstyle mathvariant="bold">
                <mrow>
                  <mi>S</mi>
                </mrow>
              </mstyle>
              <mo stretchy="false">⋅</mo>
              <mstyle mathvariant="bold">
                <mrow>
                  <mi>B</mi>
                </mrow>
              </mstyle>
            </mrow>
          </mrow>
        </mfenced>
      </mrow>
      <mfenced open="(" close=")">
        <mrow>
          <mtable>
            <mtr>
              <mtd>
                <mrow>
                  <msub>
                    <mo stretchy="false">ψ</mo>
                    <mrow>
                      <mrow>
                        <mo stretchy="false">+</mo>
                        <mi/>
                      </mrow>
                    </mrow>
                  </msub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  <mi>,</mi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o stretchy="false">ψ</mo>
                    <mrow>
                      <mrow>
                        <mo stretchy="false">−</mo>
                        <mi/>
                      </mrow>
                    </mrow>
                  </msub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  <mi>,</mi>
                      <mi>t</mi>
                    </mrow>
                    <mo stretchy="false">)</mo>
                  </mrow>
                </mrow>
              </mtd>
            </mtr>
          </mtable>
        </mrow>
      </mfenced>
    </mrow>
    <annotation encoding="StarMath 5.0">"i" hbar {partial} over {partial t}
left ( binom
 {%ipsi _{+`} (bold r , t)}{%ipsi _{-`} (bold r , t)}
right ) = 
left [ left ( - {{hbar ^2 %DELTA} over {2 m_"e"}} 
  + V(bold r)
  + {%imu _"B"} over {hbar} bold L cdot bold B
  + H_"dia" 
  right ) {bold 1} _2
 + 2 {%imu _"B"} over {hbar} bold S cdot bold B
 right ] 
left ( binom
 {%ipsi _{+`} (bold r , t)}{%ipsi _{-`} (bold r , t)}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15:53.256000000</meta:creation-date>
    <meta:generator>LibreOffice/4.1.4.2$Windows_x86 LibreOffice_project/0a0440ccc0227ad9829de5f46be37cfb6edcf72</meta:generator>
  </office:meta>
</office:document-meta>
</file>